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33000002D0ED3E2D82.png"/>
  <manifest:file-entry manifest:media-type="image/png" manifest:full-path="Pictures/100002010000015E0000015EBCFE8AB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2.872cm"/>
    </style:style>
    <style:style style:name="pr3" style:family="presentation" style:parent-style-name="Default-outline1">
      <style:graphic-properties fo:min-height="11.351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26.2000007629395pt" style:font-size-asian="32pt" style:font-size-complex="32pt"/>
    </style:style>
    <style:style style:name="P3" style:family="paragraph">
      <style:text-properties fo:color="#00ffff"/>
    </style:style>
    <style:style style:name="T1" style:family="text">
      <style:text-properties fo:color="#ffffff" fo:font-size="26.2000007629395pt" style:font-size-asian="32pt" style:font-size-complex="32pt"/>
    </style:style>
    <style:style style:name="T2" style:family="text">
      <style:text-properties fo:color="#00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259cm" svg:height="9.259cm" svg:x="0.7cm" svg:y="0.441cm">
          <draw:image xlink:href="Pictures/100002010000015E0000015EBCFE8A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6.999cm" svg:height="2.872cm" svg:x="1.5cm" svg:y="0.685cm" presentation:class="title" presentation:placeholder="true">
          <draw:text-box/>
        </draw:frame>
        <draw:frame presentation:style-name="pr3" draw:text-style-name="P2" draw:layer="layout" svg:width="26.999cm" svg:height="11.351cm" svg:x="1.5cm" svg:y="4.024cm" presentation:class="outline" presentation:user-transformed="true">
          <draw:text-box>
            <text:list text:style-name="L1">
              <text:list-item>
                <text:p text:style-name="P2"><text:span text:style-name="T1">Page 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6.999cm" svg:height="2.872cm" svg:x="1.5cm" svg:y="0.685cm" presentation:class="title" presentation:placeholder="true">
          <draw:text-box/>
        </draw:frame>
        <draw:frame presentation:style-name="pr3" draw:text-style-name="P3" draw:layer="layout" svg:width="26.999cm" svg:height="11.351cm" svg:x="1.5cm" svg:y="4.024cm" presentation:class="outline">
          <draw:text-box>
            <text:list text:style-name="L1">
              <text:list-item>
                <text:p text:style-name="P3"><text:span text:style-name="T2">Page 3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433000002D0ED3E2D8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8cm" fo:text-indent="0cm"/>
      <style:text-properties style:use-window-font-color="true" style:text-outline="false" style:text-line-through-style="none" fo:font-family="Arial" style:font-family-generic="roman" style:font-pitch="variable" fo:font-size="26.200000762939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27cm" fo:text-indent="0cm"/>
      <style:text-properties fo:font-size="22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5cm" fo:text-indent="0cm"/>
      <style:text-properties fo:font-size="19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3cm" fo:text-indent="0cm"/>
      <style:text-properties fo:font-size="1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1cm" fo:text-indent="0cm"/>
      <style:text-properties fo:font-size="1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1cm" fo:text-indent="0cm"/>
      <style:text-properties fo:font-size="1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1cm" fo:text-indent="0cm"/>
      <style:text-properties fo:font-size="1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1cm" fo:text-indent="0cm"/>
      <style:text-properties fo:font-size="1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1cm" fo:text-indent="0cm"/>
      <style:text-properties fo:font-size="1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6.09999847412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cm" fo:page-height="17.2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159cm" svg:x="1cm" svg:y="3.693cm"/>
      <draw:page-thumbnail draw:layer="backgroundobjects" svg:width="8.999cm" svg:height="5.159cm" svg:x="1cm" svg:y="12.269cm"/>
      <draw:page-thumbnail draw:layer="backgroundobjects" svg:width="8.999cm" svg:height="5.159cm" svg:x="1cm" svg:y="20.845cm"/>
      <draw:page-thumbnail draw:layer="backgroundobjects" svg:width="8.999cm" svg:height="5.159cm" svg:x="11cm" svg:y="3.693cm"/>
      <draw:page-thumbnail draw:layer="backgroundobjects" svg:width="8.999cm" svg:height="5.159cm" svg:x="11cm" svg:y="12.269cm"/>
      <draw:page-thumbnail draw:layer="backgroundobjects" svg:width="8.999cm" svg:height="5.159cm" svg:x="11cm" svg:y="20.845cm"/>
    </style:handout-master>
    <style:master-page style:name="Default" style:page-layout-name="PM1" draw:style-name="Mdp1">
      <draw:frame presentation:style-name="Default-title" draw:layer="backgroundobjects" svg:width="26.999cm" svg:height="2.872cm" svg:x="1.5cm" svg:y="0.685cm" presentation:class="title" presentation:placeholder="true">
        <draw:text-box/>
      </draw:frame>
      <draw:frame presentation:style-name="Default-outline1" draw:layer="backgroundobjects" svg:width="26.999cm" svg:height="11.351cm" svg:x="1.5cm" svg:y="4.024cm" presentation:class="outline" presentation:placeholder="true">
        <draw:text-box/>
      </draw:frame>
      <draw:frame presentation:style-name="Mpr1" draw:text-style-name="MP1" draw:layer="backgroundobjects" svg:width="6.989cm" svg:height="1.186cm" svg:x="1.5cm" svg:y="15.66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509cm" svg:height="1.186cm" svg:x="10.26cm" svg:y="15.66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89cm" svg:height="1.186cm" svg:x="21.51cm" svg:y="15.66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 T</meta:initial-creator>
    <meta:creation-date>2014-04-10T21:11:17.51</meta:creation-date>
    <meta:editing-duration>PT22M24S</meta:editing-duration>
    <meta:editing-cycles>6</meta:editing-cycles>
    <dc:date>2014-04-26T20:16:15.81</dc:date>
    <dc:creator>T T</dc:creator>
    <meta:generator>OpenOffice/4.0.0$Win32 OpenOffice.org_project/400m3$Build-9702</meta:generator>
    <meta:document-statistic meta:object-count="32"/>
  </office:meta>
</office:document-meta>
</file>